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Comparator.compare( HProcessInstance o1 , HProcessInstanc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Comparator.StateComparator( boolean a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